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</office:automatic-styles>
  <office:body>
    <office:spreadsheet>
      <table:table table:name="Fereastr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Nume regula</text:p>
          </table:table-cell>
          <table:table-cell table:style-name="ce1" office:value-type="string">
            <text:p>Conditii de indeplinit simultan</text:p>
          </table:table-cell>
          <table:table-cell table:style-name="ce1" office:value-type="string">
            <office:annotation draw:style-name="gr1" draw:text-style-name="P1" svg:width="2.899cm" svg:height="2.571cm" svg:x="22.374cm" svg:y="0.001cm" draw:caption-point-x="-22.374cm" draw:caption-point-y="-0.001cm">
              <dc:date>2007-02-14T00:00:00</dc:date>
              <text:p text:style-name="P1">Mesaj de transmis utilizatorului in cazul in care conditiile sunt indeplinite</text:p>
            </office:annotation>
            <text:p>Mesaj</text:p>
          </table:table-cell>
          <table:table-cell table:style-name="ce1" office:value-type="string">
            <office:annotation draw:style-name="gr1" draw:text-style-name="P1" svg:width="4.949cm" svg:height="1.781cm" svg:x="24.632cm" svg:y="0.001cm" draw:caption-point-x="-24.632cm" draw:caption-point-y="-0.001cm">
              <dc:date>2007-02-14T00:00:00</dc:date>
              <text:p text:style-name="P1">Flag care indica daca indeplinirea conditiei inseamna eroare sau doar atentionare</text:p>
            </office:annotation>
            <text:p>Eroare?</text:p>
          </table:table-cell>
          <table:table-cell table:style-name="ce1" table:number-columns-repeated="252"/>
        </table:table-row>
        <table:table-row table:style-name="ro2">
          <table:table-cell office:value-type="string">
            <text:p>F2</text:p>
          </table:table-cell>
          <table:table-cell office:value-type="string">
            <text:p>Canat principal</text:p>
            <text:p>Hf &gt;= hFoaie – 1120</text:p>
            <text:p>Lf &lt;= lFoaie – 340</text:p>
          </table:table-cell>
          <table:table-cell table:style-name="ce3" office:value-type="string">
            <text:p>Toate sildurile, mai putin sildurile KZS M/M, 6000 M/M, rozeta/maner CISA M/M</text:p>
          </table:table-cell>
          <table:table-cell table:number-columns-repeated="253"/>
        </table:table-row>
        <table:table-row table:style-name="ro3">
          <table:table-cell office:value-type="string">
            <text:p>F3</text:p>
          </table:table-cell>
          <table:table-cell office:value-type="string">
            <text:p>Canat principal</text:p>
            <text:p>Hf &gt;= hFoaie – 1120</text:p>
            <text:p>Lf &gt; lFoaie – 340</text:p>
            <text:p>Lf &lt;= lFoaie – 310</text:p>
          </table:table-cell>
          <table:table-cell table:style-name="ce4" office:value-type="string">
            <text:p>numai pentru silduri URBIS NFP M/M, NP M/M</text:p>
          </table:table-cell>
          <table:table-cell table:number-columns-repeated="253"/>
        </table:table-row>
        <table:table-row table:style-name="ro2">
          <table:table-cell office:value-type="string">
            <text:p>F4</text:p>
          </table:table-cell>
          <table:table-cell office:value-type="string">
            <text:p>Canat principal</text:p>
            <text:p>Hf &gt;= hFoaie – 1120</text:p>
            <text:p>Lf &gt; lFoaie – 31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2">
          <table:table-cell office:value-type="string">
            <text:p>F5</text:p>
          </table:table-cell>
          <table:table-cell office:value-type="string">
            <text:p>Canat principal</text:p>
            <text:p>Hf &gt;= hFoaie – 1120</text:p>
            <text:p>Lf &gt; lFoaie – 25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1">
          <table:table-cell office:value-type="string">
            <text:p>F6</text:p>
          </table:table-cell>
          <table:table-cell office:value-type="string">
            <text:p>Canat secundar</text:p>
            <text:p>Usa este cu un singur canat</text:p>
          </table:table-cell>
          <table:table-cell office:value-type="string">
            <text:p>Fereastra a fost definita pentru al 2-lea canat dar usa are un singur canat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2">
          <table:table-cell office:value-type="string">
            <text:p>F7</text:p>
          </table:table-cell>
          <table:table-cell office:value-type="string">
            <text:p>Canat secundar</text:p>
            <text:p>Usa are 2 canate</text:p>
            <text:p>Lf &gt; lFoaie canat sec – 12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4">
          <table:table-cell office:value-type="string">
            <text:p>F8</text:p>
          </table:table-cell>
          <table:table-cell office:value-type="string">
            <text:p>Hf &gt; hFoaie – 31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9</text:p>
          </table:table-cell>
          <table:table-cell office:value-type="string">
            <text:p>Fereastra fixa</text:p>
            <text:p>Fara grilaj</text:p>
            <text:p>Foaie exterioara Lisa</text:p>
            <text:p>Foaie interioara Lisa</text:p>
            <text:p>Lf &lt; 14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10</text:p>
          </table:table-cell>
          <table:table-cell office:value-type="string">
            <text:p>Fereastra fixa</text:p>
            <text:p>Fara grilaj</text:p>
            <text:p>Foaie exterioara Lisa</text:p>
            <text:p>Foaie interioara Lisa</text:p>
            <text:p>Hf &lt; 35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3">
          <table:table-cell office:value-type="string">
            <text:p>F11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</table:table-cell>
          <table:table-cell office:value-type="string">
            <text:p>ATENTIONARE de pozitionare fereastra NUMAI intre amprente - mai putin canat secundar cu 1 rand amprenta</text:p>
          </table:table-cell>
          <table:table-cell table:number-columns-repeated="253"/>
        </table:table-row>
        <table:table-row table:style-name="ro5">
          <table:table-cell office:value-type="string">
            <text:p>F12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Lf &lt;&gt; 140</text:p>
          </table:table-cell>
          <table:table-cell office:value-type="string">
            <text:p>Valoarea nepermis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13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Hf &lt; 35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14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Hf &gt; 1610</text:p>
          </table:table-cell>
          <table:table-cell office:value-type="string">
            <text:p>Valoarea maxima depasita</text:p>
          </table:table-cell>
          <table:table-cell table:number-columns-repeated="253"/>
        </table:table-row>
        <table:table-row table:style-name="ro5">
          <table:table-cell office:value-type="string">
            <text:p>F15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Lf &lt; 29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16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Hf &lt; 43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6">
          <table:table-cell office:value-type="string">
            <text:p>F17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Canat principal</text:p>
            <text:p>Lf &gt; 64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6">
          <table:table-cell office:value-type="string">
            <text:p>F18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Canat secundar</text:p>
            <text:p>Lf &gt; 64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19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Hf &gt; 169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0</text:p>
          </table:table-cell>
          <table:table-cell office:value-type="string">
            <text:p>Fereastra fixa</text:p>
            <text:p>Fara grilaj</text:p>
            <text:p>Foaie exterioara Lisa</text:p>
            <text:p>Foaie interioara Lisa</text:p>
            <text:p>Lf &lt; 262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1</text:p>
          </table:table-cell>
          <table:table-cell office:value-type="string">
            <text:p>Fereastra fixa</text:p>
            <text:p>Fara grilaj</text:p>
            <text:p>Foaie exterioara Lisa</text:p>
            <text:p>Foaie interioara Lisa</text:p>
            <text:p>Hf &lt; 362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6">
          <table:table-cell office:value-type="string">
            <text:p>F22</text:p>
          </table:table-cell>
          <table:table-cell office:value-type="string">
            <text:p>Fereastra fixa</text:p>
            <text:p>Fara grilaj</text:p>
            <text:p>Foaie exterioara Lisa</text:p>
            <text:p>Foaie interioara Lisa</text:p>
            <text:p>Canat principal</text:p>
            <text:p>Lf &gt; 442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6">
          <table:table-cell office:value-type="string">
            <text:p>F23</text:p>
          </table:table-cell>
          <table:table-cell office:value-type="string">
            <text:p>Fereastra fixa</text:p>
            <text:p>Fara grilaj</text:p>
            <text:p>Foaie exterioara Lisa</text:p>
            <text:p>Foaie interioara Lisa</text:p>
            <text:p>Canat secundar</text:p>
            <text:p>Lf &gt; 442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4</text:p>
          </table:table-cell>
          <table:table-cell office:value-type="string">
            <text:p>Fereastra fixa</text:p>
            <text:p>Fara grilaj</text:p>
            <text:p>Foaie exterioara Lisa</text:p>
            <text:p>Foaie interioara Lisa</text:p>
            <text:p>Hf &gt; 1382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5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Lf &lt;&gt; 262</text:p>
          </table:table-cell>
          <table:table-cell office:value-type="string">
            <text:p>Valoarea nepermis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6</text:p>
          </table:table-cell>
          <table:table-cell office:value-type="string">
            <text:p>Fereastra fixa</text:p>
            <text:p>Fara grilaj</text:p>
            <text:p>Foaie exterioara Amprentata</text:p>
            <text:p>Foaie interioara Amprentata</text:p>
            <text:p>Hf &lt;&gt; 362</text:p>
          </table:table-cell>
          <table:table-cell office:value-type="string">
            <text:p>Valoarea nepermis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7</text:p>
          </table:table-cell>
          <table:table-cell office:value-type="string">
            <text:p>Fereastra mobila</text:p>
            <text:p>Fara grilaj</text:p>
            <text:p>Foaie exterioara Lisa</text:p>
            <text:p>Foaie interioara Lisa</text:p>
            <text:p>Lf &lt; 35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8</text:p>
          </table:table-cell>
          <table:table-cell office:value-type="string">
            <text:p>Fereastra mobila</text:p>
            <text:p>Fara grilaj</text:p>
            <text:p>Foaie exterioara Lisa</text:p>
            <text:p>Foaie interioara Lisa</text:p>
            <text:p>Hf &lt; 35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29</text:p>
          </table:table-cell>
          <table:table-cell office:value-type="string">
            <text:p>Fereastra mobila</text:p>
            <text:p>Fara grilaj</text:p>
            <text:p>Foaie exterioara amprente</text:p>
            <text:p>Foaie interioara amprente</text:p>
            <text:p>Lf &lt; 57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30</text:p>
          </table:table-cell>
          <table:table-cell office:value-type="string">
            <text:p>Fereastra mobila</text:p>
            <text:p>Fara grilaj</text:p>
            <text:p>Foaie exterioara amprente</text:p>
            <text:p>Foaie interioara amprente</text:p>
            <text:p>Hf &lt; 380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31</text:p>
          </table:table-cell>
          <table:table-cell office:value-type="string">
            <text:p>Fereastra mobila</text:p>
            <text:p>Fara grilaj</text:p>
            <text:p>Foaie exterioara amprente</text:p>
            <text:p>Foaie interioara amprente</text:p>
            <text:p>Lf &gt; 57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32</text:p>
          </table:table-cell>
          <table:table-cell office:value-type="string">
            <text:p>Fereastra mobila</text:p>
            <text:p>Fara grilaj</text:p>
            <text:p>Foaie exterioara amprente</text:p>
            <text:p>Foaie interioara amprente</text:p>
            <text:p>Hf &lt; 1220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33</text:p>
          </table:table-cell>
          <table:table-cell office:value-type="string">
            <text:p>Fereastra mobila</text:p>
            <text:p>Cu grilaj</text:p>
            <text:p>Foaie exterioara Lisa</text:p>
            <text:p>Foaie interioara Lisa</text:p>
            <text:p>Lf &lt; 462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34</text:p>
          </table:table-cell>
          <table:table-cell office:value-type="string">
            <text:p>Fereastra mobila</text:p>
            <text:p>Cu grilaj</text:p>
            <text:p>Foaie exterioara Lisa</text:p>
            <text:p>Foaie interioara Lisa</text:p>
            <text:p>Hf &lt; 382</text:p>
          </table:table-cell>
          <table:table-cell office:value-type="string">
            <text:p>Valoarea este prea mic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35</text:p>
          </table:table-cell>
          <table:table-cell office:value-type="string">
            <text:p>Fereastra mobila</text:p>
            <text:p>Cu grilaj</text:p>
            <text:p>Foaie exterioara Lisa</text:p>
            <text:p>Foaie interioara Lisa</text:p>
            <text:p>Lf &gt; 462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5">
          <table:table-cell office:value-type="string">
            <text:p>F36</text:p>
          </table:table-cell>
          <table:table-cell office:value-type="string">
            <text:p>Fereastra mobila</text:p>
            <text:p>Cu grilaj</text:p>
            <text:p>Foaie exterioara Lisa</text:p>
            <text:p>Foaie interioara Lisa</text:p>
            <text:p>Hf &gt; 1402</text:p>
          </table:table-cell>
          <table:table-cell office:value-type="string">
            <text:p>Valoarea maxima depasi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3">
          <table:table-cell office:value-type="string">
            <text:p>F37</text:p>
          </table:table-cell>
          <table:table-cell office:value-type="string">
            <text:p>Fereastra mobila</text:p>
            <text:p>Cu grilaj</text:p>
            <text:p>Foaie exterioara amprente</text:p>
            <text:p>Foaie interioara aprente</text:p>
          </table:table-cell>
          <table:table-cell office:value-type="string">
            <text:p>Nu se executa</text:p>
          </table:table-cell>
          <table:table-cell office:value-type="string">
            <text:p>Eroare</text:p>
          </table:table-cell>
          <table:table-cell table:number-columns-repeated="252"/>
        </table:table-row>
        <table:table-row table:style-name="ro3">
          <table:table-cell office:value-type="string">
            <text:p>F38</text:p>
          </table:table-cell>
          <table:table-cell office:value-type="string">
            <text:p>Fereastra mobila</text:p>
            <text:p>Fara grilaj</text:p>
            <text:p>Foaie exterioara amprente</text:p>
            <text:p>Foaie interioara amprente</text:p>
          </table:table-cell>
          <table:table-cell office:value-type="string">
            <text:p>Fereastra se va pozitiona in zona a DOUA amprente</text:p>
          </table:table-cell>
          <table:table-cell table:number-columns-repeated="253"/>
        </table:table-row>
        <table:table-row table:style-name="ro7" table:number-rows-repeated="6549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o" fo:country="RO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ro" number:country="RO">lei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ro" number:country="RO">lei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03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border="none" fo:padding="0cm" style:shadow="none" fo:background-color="transparent" style:print-page-order="ltr" style:writing-mode="lr-tb" style:print="annotations charts drawings grid header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Conditii - 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4">14.02.2007</text:date>, <text:time>03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2-14T00:42:51</meta:creation-date>
    <dc:date>2007-02-14T03:35:37</dc:date>
    <dc:language>ro-RO</dc:language>
    <meta:editing-cycles>8</meta:editing-cycles>
    <meta:editing-duration>PT2H52M50S</meta:editing-duration>
    <meta:user-defined meta:name="Info 1"/>
    <meta:user-defined meta:name="Info 2"/>
    <meta:user-defined meta:name="Info 3"/>
    <meta:user-defined meta:name="Info 4"/>
    <meta:document-statistic meta:table-count="3" meta:cell-count="147"/>
  </office:meta>
</office:document-meta>
</file>